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standard">
      <style:graphic-properties svg:stroke-color="#000000" draw:fill="solid" draw:fill-color="#aecf00" draw:textarea-vertical-align="middle"/>
    </style:style>
    <style:style style:name="gr3" style:family="graphic" style:parent-style-name="standard">
      <style:graphic-properties svg:stroke-color="#000000" draw:fill="solid" draw:fill-color="#ff950e" draw:textarea-vertical-align="middle"/>
    </style:style>
    <style:style style:name="gr4" style:family="graphic" style:parent-style-name="standard">
      <style:graphic-properties svg:stroke-color="#000000" draw:fill="solid" draw:fill-color="#c5000b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style:paragraph-properties fo:text-align="center"/>
      <style:text-properties fo:color="#660066"/>
    </style:style>
    <style:style style:name="P5" style:family="paragraph">
      <style:paragraph-properties fo:text-align="center"/>
      <style:text-properties fo:color="#008080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660066"/>
    </style:style>
    <style:style style:name="T5" style:family="text">
      <style:text-properties fo:color="#008080"/>
    </style:style>
    <style:style style:name="T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xml:id="id4" draw:id="id4" draw:layer="layout" svg:width="12.9cm" svg:height="5.6cm" svg:x="4.1cm" svg:y="2.5cm">
          <text:p text:style-name="P1"><text:span text:style-name="T1">State Chilling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Motors Spinning Erratically</text:span></text:p>
            </text:list-item>
            <text:list-item>
              <text:p text:style-name="P2"><text:span text:style-name="T2">Sound Relatively Constant</text:span></text:p>
            </text:list-item>
            <text:list-item>
              <text:p text:style-name="P2"><text:span text:style-name="T2">Slight adjustments of motor speed and Sound pitch</text:span><text:span text:style-name="T2"><text:line-break/></text:span><text:span text:style-name="T2">determined by IR and US readings.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Threshold from IR and US is reached</text:span><text:span text:style-name="T3"><text:line-break/></text:span><text:span text:style-name="T3"/></text:p>
            </text:list-item>
          </text:list>
        </draw:rect>
        <draw:rect draw:style-name="gr2" draw:text-style-name="P3" xml:id="id3" draw:id="id3" draw:layer="layout" svg:width="12.9cm" svg:height="4.1cm" svg:x="4.1cm" svg:y="9.4cm">
          <text:p text:style-name="P1"><text:span text:style-name="T1">State Waiting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Motors twitching inconsistently</text:span></text:p>
            </text:list-item>
            <text:list-item>
              <text:p text:style-name="P2"><text:span text:style-name="T2">Sound behaving erratically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Vocal detection from microphone</text:span></text:p>
            </text:list-item>
          </text:list>
        </draw:rect>
        <draw:rect draw:style-name="gr3" draw:text-style-name="P3" xml:id="id1" draw:id="id1" draw:layer="layout" svg:width="12.9cm" svg:height="5.76cm" svg:x="4.1cm" svg:y="14.8cm">
          <text:p text:style-name="P1"><text:span text:style-name="T1">State Recording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Bottom motors are stationary</text:span></text:p>
            </text:list-item>
            <text:list-item>
              <text:p text:style-name="P2"><text:span text:style-name="T2">Sound fades out</text:span></text:p>
            </text:list-item>
            <text:list-item>
              <text:p text:style-name="P2"><text:span text:style-name="T2">Top Motor moves to face forward</text:span></text:p>
            </text:list-item>
            <text:list-item>
              <text:p text:style-name="P2"><text:span text:style-name="T2">LiSa records incoming audio.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Detection of end of vocal response (using both </text:span><text:span text:style-name="T2"><text:line-break/></text:span><text:span text:style-name="T2">hysteresis and amplitude detection</text:span></text:p>
            </text:list-item>
          </text:list>
        </draw:rect>
        <draw:rect draw:style-name="gr4" draw:text-style-name="P3" xml:id="id2" draw:id="id2" draw:layer="layout" svg:width="12.9cm" svg:height="5.9cm" svg:x="4.1cm" svg:y="22cm">
          <text:p text:style-name="P1"><text:span text:style-name="T1">State Speedup:</text:span></text:p>
          <text:p text:style-name="P2"><text:span text:style-name="T2">Behavior : </text:span><text:span text:style-name="T2"><text:tab/></text:span></text:p>
          <text:list text:style-name="L1">
            <text:list-item>
              <text:p text:style-name="P2"><text:span text:style-name="T2">Motors start spinning, slowly speeding up to target speed</text:span><text:span text:style-name="T2"><text:line-break/></text:span><text:span text:style-name="T2">of State 1.</text:span></text:p>
            </text:list-item>
            <text:list-item>
              <text:p text:style-name="P2"><text:span text:style-name="T2">1 : 1 repetition of recorded sample</text:span></text:p>
            </text:list-item>
            <text:list-item>
              <text:p text:style-name="P2"><text:span text:style-name="T2">Procedural audio starts</text:span></text:p>
            </text:list-item>
          </text:list>
          <text:p text:style-name="P2"><text:span text:style-name="T2"/></text:p>
          <text:p text:style-name="P2"><text:span text:style-name="T2">Trigger :</text:span></text:p>
          <text:list text:continue-numbering="true" text:style-name="L1">
            <text:list-item>
              <text:p text:style-name="P2"><text:span text:style-name="T2">Motor speed reaches that of State 1</text:span></text:p>
            </text:list-item>
          </text:list>
        </draw:rect>
        <draw:connector draw:style-name="gr5" draw:text-style-name="P1" draw:layer="layout" svg:x1="10.55cm" svg:y1="20.56cm" svg:x2="10.55cm" svg:y2="22cm" draw:start-shape="id1" draw:start-glue-point="2" draw:end-shape="id2" draw:end-glue-point="0" svg:d="m10550 20560v1440">
          <text:p text:style-name="P1"><text:span text:style-name="T4">Arduino is waiting <text:s text:c="2"/>for a ChucK Event</text:span></text:p>
        </draw:connector>
        <draw:connector draw:style-name="gr5" draw:text-style-name="P4" draw:layer="layout" svg:x1="10.55cm" svg:y1="13.5cm" svg:x2="10.55cm" svg:y2="14.8cm" draw:start-shape="id3" draw:start-glue-point="2" draw:end-shape="id1" draw:end-glue-point="0" svg:d="m10550 13500v1300">
          <text:p text:style-name="P1"><text:span text:style-name="T4">Arduino is waiting <text:s text:c="2"/>for a ChucK Event</text:span></text:p>
        </draw:connector>
        <draw:connector draw:style-name="gr5" draw:text-style-name="P5" draw:layer="layout" svg:x1="10.55cm" svg:y1="8.1cm" svg:x2="10.55cm" svg:y2="9.4cm" draw:start-shape="id4" draw:start-glue-point="2" draw:end-shape="id3" draw:end-glue-point="0" svg:d="m10550 8100v1300">
          <text:p text:style-name="P1"><text:span text:style-name="T5">ChucK is waiting </text:span><text:span text:style-name="T5"><text:tab/></text:span><text:span text:style-name="T5"> for Arduino Event</text:span></text:p>
        </draw:connector>
        <draw:connector draw:style-name="gr6" draw:text-style-name="P1" draw:layer="layout" svg:x1="4.1cm" svg:y1="24.95cm" svg:x2="4.1cm" svg:y2="5.3cm" draw:start-shape="id2" draw:end-shape="id4" draw:end-glue-point="3" svg:d="m4100 24950h-550v-19650h550">
          <text:p/>
        </draw:connector>
        <draw:frame draw:style-name="gr7" draw:text-style-name="P6" draw:layer="layout" svg:width="15.9cm" svg:height="1.65cm" svg:x="2.5cm" svg:y="0.8cm">
          <draw:text-box>
            <text:p text:style-name="P1"><text:span text:style-name="T6">Flow Chart of System Transition</text:span></text:p>
          </draw:text-box>
        </draw:frame>
        <draw:frame draw:style-name="gr8" draw:text-style-name="P1" draw:layer="layout" svg:width="11.2cm" svg:height="0.962cm" draw:transform="rotate (1.5707963267946) translate (2.5cm 24.9cm)">
          <draw:text-box>
            <text:p text:style-name="P1"><text:span text:style-name="T5">ChucK is waiting for Arduino 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333333" draw:marker-start-width="0.35cm" draw:marker-start-center="false" draw:marker-end-width="0.35cm" draw:marker-end-center="false" draw:fill="solid" draw:fill-color="#0066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_20_1" draw:fill-image-name="Bitmape_20_1" draw:textarea-horizontal-align="center" draw:textarea-vertical-align="top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1T10:32:44</meta:creation-date>
    <dc:date>2013-08-31T13:35:02</dc:date>
    <meta:editing-duration>PT1H2M44S</meta:editing-duration>
    <meta:editing-cycles>4</meta:editing-cycles>
    <meta:generator>OpenOffice.org/3.4.1$Unix OpenOffice.org_project/341m1$Build-9593</meta:generator>
    <meta:document-statistic meta:object-count="10"/>
  </office:meta>
</office:document-meta>
</file>